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Testo_20_del_20_blocco">
      <style:text-properties fo:font-size="12pt" style:font-size-asian="12pt" style:font-size-complex="12pt"/>
    </style:style>
    <style:style style:name="P2" style:family="paragraph" style:parent-style-name="Heading_20_2">
      <style:paragraph-properties fo:margin-left="0cm" fo:margin-right="0.499cm" fo:text-align="start" style:justify-single-word="false" fo:text-indent="0cm" style:auto-text-indent="false"/>
      <style:text-properties fo:font-size="12pt" fo:font-style="italic" fo:font-weight="normal" style:font-size-asian="12pt" style:font-style-asian="italic" style:font-weight-asian="normal" style:font-size-complex="12pt" style:font-weight-complex="bold"/>
    </style:style>
    <style:style style:name="P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4"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style>
    <style:style style:name="P5" style:family="paragraph" style:parent-style-name="Normale_20__28_Web_29_" style:list-style-name="WW8Num8">
      <style:paragraph-properties fo:margin-left="1.27cm" fo:margin-right="0.501cm" fo:line-height="200%" fo:text-indent="-0.635cm" style:auto-text-indent="false"/>
    </style:style>
    <style:style style:name="P6" style:family="paragraph" style:parent-style-name="Heading_20_3" style:master-page-name="Standard">
      <style:paragraph-properties style:page-number="auto"/>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text-properties officeooo:rsid="000cd1a3" officeooo:paragraph-rsid="000cd1a3"/>
    </style:style>
    <style:style style:name="P9" style:family="paragraph" style:parent-style-name="Footer">
      <style:paragraph-properties fo:padding-left="0cm" fo:padding-right="0cm" fo:padding-top="0.035cm" fo:padding-bottom="0cm" fo:border-left="none" fo:border-right="none" fo:border-top="0.74pt solid #000000" fo:border-bottom="none"/>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style>
    <style:style style:name="P11" style:family="paragraph" style:parent-style-name="Standard">
      <style:paragraph-properties fo:text-align="justify" style:justify-single-word="false"/>
      <style:text-properties fo:font-size="11pt" style:font-size-asian="11pt"/>
    </style:style>
    <style:style style:name="P12" style:family="paragraph" style:parent-style-name="Standard">
      <style:paragraph-properties fo:text-align="end" style:justify-single-word="false"/>
      <style:text-properties fo:font-size="11pt" style:font-size-asian="11pt"/>
    </style:style>
    <style:style style:name="P13" style:family="paragraph" style:parent-style-name="Standard">
      <style:paragraph-properties fo:text-align="end" style:justify-single-word="false" style:snap-to-layout-grid="false"/>
      <style:text-properties fo:font-size="11pt" style:font-size-asian="11pt"/>
    </style:style>
    <style:style style:name="P14" style:family="paragraph" style:parent-style-name="Standard">
      <style:paragraph-properties fo:text-align="center" style:justify-single-word="false"/>
      <style:text-properties fo:font-size="11pt" style:font-size-asian="11pt"/>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style>
    <style:style style:name="P18" style:family="paragraph" style:parent-style-name="Standard">
      <style:text-properties fo:font-size="7pt" style:letter-kerning="true" style:font-size-asian="7pt" style:language-asian="ar" style:country-asian="SA" style:font-size-complex="7pt" style:font-weight-complex="bold"/>
    </style:style>
    <style:style style:name="P19"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20" style:family="paragraph" style:parent-style-name="Standard">
      <style:paragraph-properties fo:text-align="justify" style:justify-single-word="false"/>
      <style:text-properties fo:font-size="16pt" fo:font-style="italic" style:font-size-asian="16pt" style:font-style-asian="italic"/>
    </style:style>
    <style:style style:name="P21" style:family="paragraph" style:parent-style-name="Standard">
      <style:paragraph-properties fo:text-align="justify" style:justify-single-word="false"/>
      <style:text-properties fo:font-size="14pt" fo:font-style="italic" style:font-size-asian="14pt" style:font-style-asian="italic"/>
    </style:style>
    <style:style style:name="P22" style:family="paragraph" style:parent-style-name="Standard">
      <style:paragraph-properties fo:margin-left="0.501cm" fo:margin-right="0.499cm" fo:line-height="200%" fo:text-align="justify" style:justify-single-word="false" fo:text-indent="0cm" style:auto-text-indent="false"/>
    </style:style>
    <style:style style:name="P23" style:family="paragraph" style:parent-style-name="Standard">
      <style:paragraph-properties fo:margin-left="0.501cm" fo:margin-right="0.499cm" fo:line-height="200%" fo:text-align="justify" style:justify-single-word="false" fo:text-indent="0cm" style:auto-text-indent="false" style:vertical-align="auto"/>
    </style:style>
    <style:style style:name="P24" style:family="paragraph" style:parent-style-name="Standard">
      <style:paragraph-properties fo:margin-left="0.501cm" fo:margin-right="0.499cm" fo:line-height="200%" fo:text-align="justify" style:justify-single-word="false" fo:text-indent="0cm" style:auto-text-indent="false"/>
      <style:text-properties officeooo:paragraph-rsid="000cd1a3"/>
    </style:style>
    <style:style style:name="P2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2"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33"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34"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6"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7"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8"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9"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4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3"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4"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0cd1a3"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cd1a3" style:font-size-asian="11pt" style:font-weight-asian="bold"/>
    </style:style>
    <style:style style:name="T7" style:family="text">
      <style:text-properties fo:font-size="11pt" fo:language="zxx" fo:country="none" fo:font-weight="bold" style:font-size-asian="11pt" style:font-weight-asian="bold"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cd1a3" style:font-size-asian="11pt" style:font-weight-complex="bold"/>
    </style:style>
    <style:style style:name="T11" style:family="text">
      <style:text-properties fo:font-size="11pt" style:font-size-asian="11pt" style:font-size-complex="11pt"/>
    </style:style>
    <style:style style:name="T12" style:family="text">
      <style:text-properties fo:font-size="11pt" officeooo:rsid="000cd1a3" style:font-size-asian="11pt"/>
    </style:style>
    <style:style style:name="T13" style:family="text">
      <style:text-properties fo:font-size="11pt" fo:language="it" fo:country="IT" style:font-size-asian="11pt" style:language-asian="it" style:country-asian="IT"/>
    </style:style>
    <style:style style:name="T14" style:family="text">
      <style:text-properties fo:font-size="11pt" fo:language="it" fo:country="IT" style:font-size-asian="11pt" style:language-asian="it" style:country-asian="IT" style:font-weight-complex="bold"/>
    </style:style>
    <style:style style:name="T15" style:family="text">
      <style:text-properties fo:font-size="11pt" fo:language="it" fo:country="IT" fo:font-weight="bold" style:font-size-asian="11pt" style:language-asian="it" style:country-asian="IT" style:font-weight-asian="bold" style:font-weight-complex="bold"/>
    </style:style>
    <style:style style:name="T16" style:family="text">
      <style:text-properties fo:font-size="11pt" fo:language="it" fo:country="IT" fo:background-color="#00ff00" style:font-size-asian="11pt" style:language-asian="it" style:country-asian="IT"/>
    </style:style>
    <style:style style:name="T17" style:family="text">
      <style:text-properties fo:font-size="11pt" style:text-underline-style="solid" style:text-underline-width="auto" style:text-underline-color="font-color" style:font-size-asian="11pt"/>
    </style:style>
    <style:style style:name="T18"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9" style:family="text">
      <style:text-properties fo:font-size="11pt" style:text-underline-style="solid" style:text-underline-width="auto" style:text-underline-color="font-color" fo:font-weight="bold" style:font-size-asian="11pt" style:font-weight-asian="bold"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fo:background-color="#ffff00" style:font-size-asian="11pt"/>
    </style:style>
    <style:style style:name="T22" style:family="text">
      <style:text-properties fo:font-size="11pt" fo:background-color="#ffff00" style:font-size-asian="11pt" style:font-size-complex="11pt"/>
    </style:style>
    <style:style style:name="T23" style:family="text">
      <style:text-properties fo:font-size="11pt" fo:background-color="#ffff00" style:font-size-asian="11pt" style:font-size-complex="11pt" style:font-style-complex="italic"/>
    </style:style>
    <style:style style:name="T24" style:family="text">
      <style:text-properties fo:font-size="11pt" fo:background-color="#00ff00" style:font-size-asian="11pt"/>
    </style:style>
    <style:style style:name="T25" style:family="text">
      <style:text-properties fo:font-size="11pt" fo:background-color="#00ff00" style:font-size-asian="11pt" style:font-size-complex="11pt"/>
    </style:style>
    <style:style style:name="T26" style:family="text">
      <style:text-properties fo:font-size="11pt" fo:background-color="#00ffff" style:font-size-asian="11pt"/>
    </style:style>
    <style:style style:name="T27" style:family="text">
      <style:text-properties fo:font-size="11pt" fo:background-color="#00ffff" style:font-size-asian="11pt" style:font-size-complex="11pt"/>
    </style:style>
    <style:style style:name="T28" style:family="text">
      <style:text-properties fo:background-color="#ffff00"/>
    </style:style>
    <style:style style:name="T29" style:family="text">
      <style:text-properties fo:color="#000000" fo:font-size="11pt" style:font-size-asian="11pt" style:font-size-complex="11pt"/>
    </style:style>
    <style:style style:name="T30" style:family="text">
      <style:text-properties fo:color="#000000" fo:font-size="11pt" fo:background-color="#ffff00" style:font-size-asian="11pt" style:font-size-complex="11pt"/>
    </style:style>
    <style:style style:name="T31" style:family="text">
      <style:text-properties fo:font-size="12pt" style:font-size-asian="12pt" style:font-size-complex="12pt"/>
    </style:style>
    <style:style style:name="T32" style:family="text">
      <style:text-properties fo:color="#ff6600" fo:font-size="11pt" style:font-size-asian="11pt" style:font-size-complex="11pt"/>
    </style:style>
    <style:style style:name="T33" style:family="text">
      <style:text-properties fo:color="#ff6600" fo:font-size="12pt" style:font-size-asian="12pt" style:font-size-complex="12pt"/>
    </style:style>
    <style:style style:name="T34" style:family="text">
      <style:text-properties fo:font-size="18pt" fo:font-weight="bold" style:font-size-asian="18pt" style:font-weight-asian="bold" style:font-size-complex="18pt" style:font-weight-complex="bold"/>
    </style:style>
    <style:style style:name="T35"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3" style:family="graphic" style:parent-style-name="OLE">
      <style:graphic-properties style:vertical-pos="top" style:vertical-rel="baseline" draw:ole-draw-aspect="1" draw:visible-area-top="0cm" draw:visible-area-width="2.178cm" draw:visible-area-height="3.117cm"/>
    </style:style>
    <text:list-style style:name="L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Prot. n. ________</text:h>
      <text:p text:style-name="P22"><text:span text:style-name="T1">Accertamento di conformità ai </text:span><text:span text:style-name="T7">sensi dell’art. 49 della L.R. 6 giugno 2008 n. 16 </text:span></text:p>
      <text:p text:style-name="P22"><text:span text:style-name="T2">Oggetto: </text:span><text:span text:style-name="T3">[oggetto]</text:span><text:span text:style-name="T2"> immobile sito in </text:span><text:span text:style-name="T3">[ubicazione]</text:span></text:p>
      <text:p text:style-name="P22"><text:span text:style-name="T1">Richiedenti: </text:span><text:span text:style-name="T6">[elenco_richiedenti]</text:span></text:p>
      <text:p text:style-name="P25">IL DIRIGENTE</text:p>
      <text:p text:style-name="P26">Premesso:</text:p>
      <text:p text:style-name="P22"><text:span text:style-name="T8">- che il sig. </text:span><text:span text:style-name="T12">[elenco_richiedenti]</text:span><text:span text:style-name="T8"> presentava</text:span><text:span text:style-name="T13">,</text:span><text:span text:style-name="T8"> istanza di rilascio del permesso di costruire </text:span><text:span text:style-name="T9">in sanatoria ai sensi </text:span><text:span text:style-name="T14">dell’art. 49 della L.R. 6 giugno 2008 n. 16 e s.m.i.</text:span><text:span text:style-name="T15"> </text:span><text:span text:style-name="T8">per l’avvenuta realizzazione di </text:span><text:span text:style-name="T12">[oggetto] </text:span><text:span text:style-name="T8">(oppure per esecuzione senza titolo oppure in difformità dall’autorizzazione/concessione edilizia/permesso di costruire n * del *) relative agli immobili siti in Savona, </text:span><text:span text:style-name="T12">[ubicazione]</text:span><text:span text:style-name="T8"> censiti al NCT/NCEU di Savona, al </text:span><text:span text:style-name="T12">[elenco_ct] [elenco_cu]</text:span><text:span text:style-name="T8">;</text:span></text:p>
      <text:p text:style-name="P22"><text:span text:style-name="T8">- che detta istanza del </text:span><text:span text:style-name="T12">[data_presentazione] </text:span><text:span text:style-name="T8">veniva recepita in atti il </text:span><text:span text:style-name="T12">[data_presentazione] </text:span><text:span text:style-name="T8">al protocollo n° </text:span><text:span text:style-name="T12">[protocollo]</text:span><text:span text:style-name="T8"> del </text:span><text:span text:style-name="T12">[data_protocollo]</text:span><text:span text:style-name="T8">;</text:span></text:p>
      <text:p text:style-name="P27">Considerato che l’intervento in oggetto riguarda un immobile/un area <text:s/>compreso in:</text:p>
      <text:p text:style-name="P22"><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28">- ambito assoggettato dal Piano territoriale di coordinamento paesistico, approvato con deliberazione del Consiglio Regionale n° 6 del 26 febbraio 1990, ai seguenti regimi :</text:p>
      <text:p text:style-name="P22"><text:span text:style-name="T1">Assetto insediativo<text:tab/><text:tab/></text:span><text:span text:style-name="T6">[zone_piano_4]</text:span></text:p>
      <text:p text:style-name="P22"><text:span text:style-name="T1">Assetto Vegetazionale <text:tab/></text:span><text:span text:style-name="T6">[zone_piano_5]</text:span></text:p>
      <text:p text:style-name="P24"><text:span text:style-name="T1">Assetto Geomorfologico<text:tab/></text:span><text:span text:style-name="T6">[zone_piano_3]</text:span></text:p>
      <text:p text:style-name="P28">- ambito assoggettato (o non assoggettato a specifica disciplina) dal Piano territoriale di coordinamento dell’Area centrale ligure, approvato con deliberazione del Consiglio regionale dell’11 febbraio 1997 n° 14, al regime *;</text:p>
      <text:p text:style-name="P28"><text:soft-page-break/>- ambito dello Strumento urbanistico attuativo della zona * , approvato con * , ambito per il quale è prevista la seguente disciplina: * ;</text:p>
      <text:p text:style-name="P22"><text:span text:style-name="T8">????????????? </text:span><text:span text:style-name="T17">(da mettere solo in caso di vincolo paesaggistico)</text:span><text:span text:style-name="T8"> - zona sottoposta a vincolo paesaggistico ai sensi dell’art. 142 del D.Lgs. 22 gennaio 2004, n. 42 (specificare tipo di vincolo ambientale);</text:span></text:p>
      <text:p text:style-name="P22"><text:span text:style-name="T8">????????????? </text:span><text:span text:style-name="T17">(da mettere solo in caso di vincolo architettonico)</text:span><text:span text:style-name="T8"> - immobile sottoposto a vincolo architettonico <text:s/>ai sensi della parte II titolo I del D.Lgs. 22 gennaio 2004, n. 42;</text:span></text:p>
      <text:p text:style-name="P22"><text:span text:style-name="T8">????????????? (</text:span><text:span text:style-name="T17">da mettere solo in caso di vincolo idrogeologico) </text:span><text:span text:style-name="T8">area sottoposte a vincolo idrogeologico, ai sensi della L.R. n. 4 del 22 gennaio 1999;</text:span></text:p>
      <text:p text:style-name="P28">?????????????? (vedere piani di bacino) - zona ricompresa nella fascia di inondabilità di tipo (A - B - C - storicamente inondata non indagata) - di cui all’art. 12, comma 2, lettera a, <text:s/>delle N.d.A dei vigenti Piani di Bacino;.</text:p>
      <text:p text:style-name="P28">?????????????? (vedere piani di bacino) - zona ricompresa nella area a suscettività al dissesto ( molto elevata - elevata - media - bassa - molto bassa <text:s/>- di cui all’art. 12, comma 2, lettera b, delle N.d.A dei vigenti Piani di Bacino;.</text:p>
      <text:p text:style-name="P32">?????????????? (in caso di area di proprietà del demanio marittimo) - area ricadente entro l'ambito demaniale marittimo e ricompresa nella fascia di rispetto ex art. 55 del Codice di Navigazione.</text:p>
      <text:p text:style-name="P32">?????????????? - area ricompresa nella fascia di rispetto ex art. 55 del Codice di Navigazione.</text:p>
      <text:p text:style-name="P28">?????????????? - zona di salvaguardia posta in prossimità della linea doganale e nel mare territoriale, ai sensi e per gli effetti dell’articolo 19 del decreto legislativo 8 novembre 1990, n. 374 </text:p>
      <text:p text:style-name="P32">?????????????? - zona ……….</text:p>
      <text:p text:style-name="P26">Visti:</text:p>
      <text:p text:style-name="P22"><text:soft-page-break/><text:span text:style-name="T8">- la documentazione in ordine alla proprietà/disponibilità degli immobili interessati alla esecuzione delle opere, recepita agli atti il </text:span><text:span text:style-name="T12">[data_presentazione]</text:span><text:span text:style-name="T8"> al protocollo n° </text:span><text:span text:style-name="T12">[protocollo]</text:span><text:span text:style-name="T8"> del </text:span><text:span text:style-name="T12">[data_protocollo]</text:span><text:span text:style-name="T8">;</text:span></text:p>
      <text:p text:style-name="P22"><text:span text:style-name="T8">- gli elaborati di progetto delle opere, comprendenti relazione tecnica e n° * tavol* a firma del </text:span><text:span text:style-name="T12">[elenco_progettisti]</text:span><text:span text:style-name="T8"> iscritto all'Ordine/Collegio * della provincia di * recepiti in atti il </text:span><text:span text:style-name="T12">[data_presentazione] </text:span><text:span text:style-name="T8">al protocollo n° </text:span><text:span text:style-name="T12">[protocollo]</text:span><text:span text:style-name="T8"> del </text:span><text:span text:style-name="T12">[data_protocollo]</text:span><text:span text:style-name="T8">;</text:span></text:p>
      <text:p text:style-name="P22"><text:span text:style-name="T8">- </text:span><text:span text:style-name="T21">il progetto degli impianti di cui </text:span><text:span text:style-name="T29">all'art. 5 del D.M 22.1.2008 n. 37 redatto </text:span><text:span text:style-name="T8">da </text:span><text:span text:style-name="T8"><text:database-display text:table-name="" text:table-type="table" text:column-name="NOMI_PROGETT">«NOMI_PROGETT»</text:database-display></text:span><text:span text:style-name="T8"> iscritto all'Ordine/Collegio * della provincia di * recepito in atti il </text:span><text:span text:style-name="T8"><text:database-display text:table-name="" text:table-type="table" text:column-name="DATA_PRATICA">«DATA_PRATICA»</text:database-display></text:span><text:span text:style-name="T8"> al protocollo n° </text:span><text:span text:style-name="T8"><text:database-display text:table-name="" text:table-type="table" text:column-name="NUMERO_PROT">«NUMERO_PROT»</text:database-display></text:span><text:span text:style-name="T8"> del </text:span><text:span text:style-name="T8"><text:database-display text:table-name="" text:table-type="table" text:column-name="DATA_PROT">«DATA_PROT»</text:database-display></text:span><text:span text:style-name="T8">;</text:span></text:p>
      <text:p text:style-name="P22"><text:span text:style-name="T29"><text:s/>,</text:span><text:span text:style-name="T8">- </text:span><text:span text:style-name="T8"><text:database-display text:table-name="" text:table-type="table" text:column-name="PARERI">«PARERI»</text:database-display></text:span></text:p>
      <text:p text:style-name="P30">- il parere * espresso dall’Azienda Sanitaria Locale n. 2 del <text:s/>Savonese - Ufficio Igiene Pubblica con nota n° * in data * recepito agli atti al prot. n. * in data *, contenente le seguenti prescrizioni: *;</text:p>
      <text:p text:style-name="P33"><text:span text:style-name="T23">- </text:span><text:span text:style-name="T22">l'attestazione sulla conformità del progetto agli strumenti urbanistici vigenti e adottati ed al Regolamento Edilizio sia al momento dell’esecuzione delle opere che al momento della presentazione dell’istanza di accertamento, redatta dal «NOMI_PROGETT» ai sensi dell’art. 43 comma 5 della Legge Regionale 6 Giugno 2008 n. 16 e s.m.i.;</text:span></text:p>
      <text:p text:style-name="P33"><text:span text:style-name="T23">- </text:span><text:span text:style-name="T22">l'attestazione sulla conformità dell’intervento alle norme igienico-sanitarie di efficienza energetica, antisismiche e di sicurezza nonché a tutte le altre disposizioni aventi incidenza sull’attività edilizia redatta dal «NOMI_PROGETT» ai sensi dell’art. 31 comma 2 lettera b) della Legge Regionale 6 Giugno 2008 n. 16 e s.m.i.;</text:span></text:p>
      <text:p text:style-name="P22"><text:span text:style-name="T24">- il parere * espresso dal Settore Qualità e Dotazioni Urbane in data * contenente le seguenti prescrizioni: *</text:span></text:p>
      <text:p text:style-name="P30"><text:soft-page-break/>- il parere * espresso dal Comando di Polizia Municipale in data * contenente le seguenti prescrizioni: *</text:p>
      <text:p text:style-name="P22"><text:span text:style-name="T24">- l’autorizzazione rilasciata dalla Soprintendenza per i Beni Architettonici e per il Paesaggio della Liguria </text:span><text:span text:style-name="T8">ai sensi dell’art. del D.Lgs. 22 gennaio 2004, n. 42, </text:span><text:span text:style-name="T24">con nota n.* del * , recepita agli atti al prot. n. * in data *;</text:span></text:p>
      <text:p text:style-name="P22"><text:span text:style-name="T8">- il parere </text:span><text:span text:style-name="T8"><text:database-display text:table-name="" text:table-type="table" text:column-name="PARERE_CIE">«PARERE_CIE»</text:database-display></text:span><text:span text:style-name="T8"> espresso dalla <text:s/>nella seduta del </text:span><text:span text:style-name="T8"><text:database-display text:table-name="" text:table-type="table" text:column-name="DATA_CIE">«DATA_CIE»</text:database-display></text:span><text:span text:style-name="T8">: </text:span><text:span text:style-name="T8"><text:database-display text:table-name="" text:table-type="table" text:column-name="PRESCRI_CIE">«PRESCRI_CIE»</text:database-display></text:span></text:p>
      <text:p text:style-name="P30">- il parere preventivo rilasciato dal Comando Provinciale dei Vigili del Fuoco di Savona con nota n.* del *, recepito agli atti al prot. n. * in data *;</text:p>
      <text:p text:style-name="P30">- il parere / autorizzazione rilasciato da * <text:s/>(caso di altri enti o uffici competenti);</text:p>
      <text:p text:style-name="P22"><text:span text:style-name="T24">- l'autorizzazione n° * del * per movimento terreno in zona vincolata idrogeologicamente, rilasciata dal Settore Qualità e Dotazioni Urbane – Servizio Ambiente ai sensi della Legge Regionale 22 gennaio 1999 n. 4</text:span><text:span text:style-name="T8">;</text:span></text:p>
      <text:p text:style-name="P22"><text:span text:style-name="T24">- l’autorizzazione dell’Agenzia delle Dogane ai sensi e per gli effetti dell’articolo 19 del decreto legislativo 8 novembre 1990, n. 374 recepita agli atti del Comune il * prot. n° * del *;</text:span></text:p>
      <text:p text:style-name="P30">- l’autorizzazione dell’Autorità Portuale ai sensi e per gli effetti dell’articolo 55 del codice della navigazione recepita agli atti del Comune il * prot. n° * del *;</text:p>
      <text:p text:style-name="P30">- l’autorizzazione, ai sensi del D.P.R. dell’11/07/80 n. 753, rilasciata dalle Ferrovie dello Stato S.p.A. in data * e pervenuta agli atti in data * al protocollo n° * del *;</text:p>
      <text:p text:style-name="P22"><text:span text:style-name="T24">-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6">;</text:span></text:p>
      <text:p text:style-name="P28">- i vigenti piani territoriali di livello sovracomunale;</text:p>
      <text:p text:style-name="P22"><text:span text:style-name="T8">- lo strumento urbanistico comunale e </text:span><text:span text:style-name="T9">il regolamento edilizio </text:span><text:span text:style-name="T8">vigenti; </text:span></text:p>
      <text:p text:style-name="P29">- le vigenti leggi statali e <text:s/>regionali.</text:p>
      <text:p text:style-name="P22"><text:span text:style-name="T1">Visto in particolare </text:span><text:span text:style-name="T15">l’art. 49 della L.R. 6 giugno 2008 n. 16.</text:span></text:p>
      <text:p text:style-name="P22"><text:span text:style-name="T1">Visti altresì</text:span><text:span text:style-name="T8"> </text:span></text:p>
      <text:p text:style-name="P22"><text:soft-page-break/><text:span text:style-name="T8">- la ulteriore documentazione prodotta dal Signor </text:span><text:span text:style-name="T8"><text:database-display text:table-name="" text:table-type="table" text:column-name="NOMI_RICHIED">«NOMI_RICHIED»</text:database-display></text:span><text:span text:style-name="T8"> a richiesta del Comune e recepita in atti al n° di protocollo * in data *;</text:span></text:p>
      <text:p text:style-name="P28">- gli elaborati di progetto ad integrazione ed in parziale-totale sostituzione di quelli precedentemente prodotti, comprendenti n° * tavol* grafic* e * a firma del medesimo tecnico e recepiti in atti al n° di protocollo * in data *;</text:p>
      <text:p text:style-name="P28">- l’indagine geologico - tecnica a firma del dott. geol. *, iscritto all’Ordine Regionale dei Geologi della Liguria ; indagine recepita in atti in data * al prot. n°* del * e composta dei seguenti elaborati ****;</text:p>
      <text:p text:style-name="P22"><text:span text:style-name="T8">- la relazione geotecnica redatta da </text:span><text:span text:style-name="T8"><text:database-display text:table-name="" text:table-type="table" text:column-name="NOMI_PROGETT">«NOMI_PROGETT»</text:database-display></text:span><text:span text:style-name="T8"> iscritto all'Ordine/Collegio * della provincia di *, recepita in atti in data * al prot. n°* del * ;</text:span></text:p>
      <text:p text:style-name="P33"><text:span text:style-name="T22">- il progetto dell'impianto termico di cui all'art. 28 della L. 10/91 e successivi </text:span><text:span text:style-name="T21">Dlgs n° 192 del 19.02.2005 (integrato e modificato dal Dlgs n° 311 del 29.12.2006), dalla Legge Regionale 22 del 29.05.2007 e relativo Regolamento di attuazione emanato con provvedimento del Presidente della Giunta regionale n° </text:span><text:span text:style-name="T22">° 6 in data 13.11.2012 </text:span><text:span text:style-name="T21">e dall’art. 54 del vigente Regolamento Edilizio</text:span><text:span text:style-name="T8">,</text:span></text:p>
      <text:p text:style-name="P33"><text:span text:style-name="T22"><text:s/>attestante la rispondenza alle prescrizioni in materia di contenimento del consumo energetico degli edifici pervenuto in </text:span><text:span text:style-name="T25">data              al prot. n°</text:span><text:span text:style-name="T22">           in pari data;</text:span><text:span text:style-name="T11"> </text:span></text:p>
      <text:p text:style-name="P22"><text:span text:style-name="T24">- la dichiarazione sostitutiva dell'atto di notorietà sottoscritta in data ***** dal sig. ************, relativa al non riutilizzo di terre e rocce da scavo derivanti dall'intervento ed al conferimento in discarica attenendosi alle vigenti normative in materia;</text:span></text:p>
      <text:p text:style-name="P22"><text:span text:style-name="T26">- la documentazione attestante l’avvenuto espletamento della procedura presso ARPAL per il riutilizzo delle terre e rocce da scavo ai sensi della normativa vigente (D.M. 161/12 e D.L. 69/13 conv. nella L. 98/13 – DGR 15.11.13 n. 1423</text:span></text:p>
      <text:p text:style-name="P28">- l’istanza relativa alla richiesta di rateizzazione degli oneri di costruzione presentata dal richiedente il permesso di costruire, recepita agli atti in data *, al prot. n. * , del *; </text:p>
      <text:p text:style-name="P22"><text:soft-page-break/><text:span text:style-name="T8">- la polizza fideiussoria <text:s/>n. </text:span><text:span text:style-name="T8"><text:database-display text:table-name="" text:table-type="table" text:column-name="FIDE_NUMERO">«FIDE_NUMERO»</text:database-display></text:span><text:span text:style-name="T8"> prestata da </text:span><text:span text:style-name="T8"><text:database-display text:table-name="" text:table-type="table" text:column-name="FIDE_ISTITUTO">«FIDE_ISTITUTO»</text:database-display></text:span><text:span text:style-name="T8"> in data </text:span><text:span text:style-name="T8"><text:database-display text:table-name="" text:table-type="table" text:column-name="FIDE_DATA">«FIDE_DATA»</text:database-display></text:span><text:span text:style-name="T8"> a favore di * a garanzia <text:s/>dell’importo </text:span><text:span text:style-name="T8"><text:database-display text:table-name="" text:table-type="table" text:column-name="FIDE_IMPORTO">«FIDE_IMPORTO»</text:database-display></text:span><text:span text:style-name="T8"> pari ai tre quarti della somma dovuta <text:s/>per oneri di costruzione rateizzati, <text:s/>recepita in atti al prot. n. * <text:s/>del *;</text:span></text:p>
      <text:p text:style-name="P22"><text:span text:style-name="T8">??????? ( ove occorre) <text:s/></text:span><text:span text:style-name="T1">Dato atto</text:span><text:span text:style-name="T8"> <text:s/></text:span></text:p>
      <text:p text:style-name="P23"><text:span text:style-name="T1">Considerato inoltre</text:span><text:span text:style-name="T8"> </text:span></text:p>
      <text:p text:style-name="P22"><text:span text:style-name="T9">- che dall’asseverazione di documentazione e di conformità dell’intervento sotto il profilo urbanistico e paesaggistico, a firma del progettista <text:s/></text:span><text:span text:style-name="T9"><text:database-display text:table-name="" text:table-type="table" text:column-name="NOMI_PROGETT">«NOMI_PROGETT»</text:database-display></text:span><text:span text:style-name="T9">, recepita in atti </text:span><text:span text:style-name="T8">al protocollo </text:span><text:span text:style-name="T8"><text:database-display text:table-name="" text:table-type="table" text:column-name="NUMERO_PROT">«NUMERO_PROT»</text:database-display></text:span><text:span text:style-name="T8"> del </text:span><text:span text:style-name="T8"><text:database-display text:table-name="" text:table-type="table" text:column-name="DATA_PROT">«DATA_PROT»</text:database-display></text:span><text:span text:style-name="T8"> </text:span><text:span text:style-name="T9">allegata al presente provvedimento, risulta che:</text:span></text:p>
      <text:list xml:id="list6692246355097543857" text:style-name="WW8Num1">
        <text:list-item>
          <text:p text:style-name="P43">l’area interessata dalle opere previste in progetto, non sono assoggettate a vincolo paesaggistico;</text:p>
        </text:list-item>
        <text:list-item>
          <text:p text:style-name="P43">non sono applicabili le limitazioni di cui all’art.46 della L.R. 22/01/1999 n°4 e dell’art. 10 della L. 21/11/2000 n° 353, relativa ad aree percorse da incendi.</text:p>
        </text:list-item>
      </text:list>
      <text:p text:style-name="P3"><text:span text:style-name="T11">- che per l'accertamento di conformità delle opere in sanatoria, la normativa di riferimento è la seguente: </text:span><text:span text:style-name="T25">da vedere caso x caso soprattutto oggi che il puc non è in salvaguardia</text:span></text:p>
      <text:list xml:id="list8967521956815429290" text:style-name="WW8Num8">
        <text:list-item>
          <text:p text:style-name="P5"><text:span text:style-name="T30">al momento della realizzazione dell'intervento: P.R.I.S /P.R.I.S variante 90/ progetto preliminare del PUC adottato in regime di salvaguardia/ PUC vigente; </text:span></text:p>
        </text:list-item>
        <text:list-item>
          <text:p text:style-name="P5"><text:span text:style-name="T22">al momento della presentazione della domanda: </text:span><text:span text:style-name="T30">P.R.I.S variante 90 (vigente al momento della presentazione dell’istanza) </text:span><text:span text:style-name="T22">e PUC vigente; </text:span></text:p>
        </text:list-item>
      </text:list>
      <text:p text:style-name="P22"><text:span text:style-name="T8">- che le opere in sanatoria hanno i requisiti di conformità con gli strumenti urbanistici di cui ai punti 1 e 2 precedenti, previsti </text:span><text:span text:style-name="T21">dall'art. 49</text:span><text:span text:style-name="T8"> comma 1 della L.R. 16/08 e s.m.i.;</text:span></text:p>
      <text:p text:style-name="P23"><text:span text:style-name="T24">- che le opere ancora da realizzare non sono in contrasto con il PUC vigente (in caso di opere ancora da realizzare)</text:span></text:p>
      <text:p text:style-name="P27">Dato atto che:</text:p>
      <text:p text:style-name="P22"><text:soft-page-break/><text:span text:style-name="T8">- in data …………., relativamente alle opere oggetto del presente provvedimento, a seguito di accertamento di compatibilità paesaggistica, è stata rilasciata l'autorizzazione paesaggistica in sanatoria n. ………ai sensi degli articoli 146 comma 4, 167 comma 4 e 5 e 181 del D.Lgs 22.01.2004 n. 42</text:span></text:p>
      <text:p text:style-name="P26">Ritenuto</text:p>
      <text:p text:style-name="P22"><text:span text:style-name="T8">- che i lavori di cui trattasi sono classificabili quali opere di * ai sensi </text:span><text:span text:style-name="T21">dell’art. <text:s/>comma <text:s/>lettera <text:s/>della L.R. 16 giugno 2008 n. 16;</text:span></text:p>
      <text:p text:style-name="P28">- che la procedura seguita è regolare ed i relativi atti non danno luogo a sostanziali rilievi.</text:p>
      <text:p text:style-name="P22"><text:span text:style-name="T2">Precisato</text:span><text:span text:style-name="T8">:</text:span></text:p>
      <text:p text:style-name="P28">- che le norme del regolamento edilizio applicabili a tutti gli aspetti ed adempimenti derivanti dal presente permesso di costruire e comunque a termini di legge si intendono qui espressamente richiamate.</text:p>
      <text:p text:style-name="P22"><text:span text:style-name="T1">Considerato inoltre</text:span><text:span text:style-name="T8"> </text:span></text:p>
      <text:p text:style-name="P28">- che *</text:p>
      <text:p text:style-name="P22"><text:span text:style-name="T1">Vista </text:span><text:span text:style-name="T8">la ricevuta dell’avvenuto versamento presso la C.R.S., quietanza di pagamento n° * del * a titolo di oblazione, ai sensi </text:span><text:span text:style-name="T14">dell’art. 49 della L.R. 6 giugno 2008 n. 16 e s.m.i.,</text:span><text:span text:style-name="T8">di <text:s text:c="16"/>****** €;</text:span></text:p>
      <text:p text:style-name="P3"><text:span text:style-name="T5">Vista inoltre</text:span><text:span text:style-name="T11"> la ricevuta dell’avvenuto versamento presso la C.R.S., quietanza di pagamento n° ……. del ………..a titolo di contributo di costruzione di cui Legge regionale n° 25 del 7 aprile 1995, ai sensi dell'art. 38 della Legge Regionale 6 giugno 2008 n. 16 e s.m.i., pari a ………..</text:span></text:p>
      <text:p text:style-name="P25">RILASCIA IL PERMESSO DI COSTRUIRE <text:s/>IN SANATORIA</text:p>
      <text:p text:style-name="P22"><text:span text:style-name="T8">ai sensi ed agli effetti </text:span><text:span text:style-name="T14">dell’art. 49 della L.R. 6 giugno 2008 n. 16 e s.m.i.</text:span><text:span text:style-name="T15">,</text:span><text:span text:style-name="T8"> fatti salvi i diritti dei terzi e le autorizzazioni di competenza di altri Enti, <text:s/>al Signor </text:span><text:span text:style-name="T2"><text:database-display text:table-name="" text:table-type="table" text:column-name="NOMI_RICHIED">«NOMI_RICHIED»</text:database-display></text:span><text:span text:style-name="T8"> <text:s/>relativo alle opere di </text:span><text:span text:style-name="T8"><text:database-display text:table-name="" text:table-type="table" text:column-name="OGGETTO">«OGGETTO»</text:database-display></text:span><text:span text:style-name="T8">, <text:s/>le opere già eseguite relative agli immobili identificati in premessa ed evidenziate nei seguenti elaborati di progetto:</text:span></text:p>
      <text:p text:style-name="P28"><text:soft-page-break/>Le opere dovranno essere eseguite in conformità ai seguenti elaborati di progetto:</text:p>
      <text:p text:style-name="P28">1) relazione tecnica</text:p>
      <text:p text:style-name="P28">2) </text:p>
      <text:p text:style-name="P28">3)</text:p>
      <text:p text:style-name="P28">4)</text:p>
      <text:p text:style-name="P28">che sottoscritti dal richiedente e dal summenzionato progettista si allegano alla presente muniti di visto in data odierna alle seguenti condizioni:</text:p>
      <text:p text:style-name="P22"><text:span text:style-name="T8">- sia ottemperato a quanto indicato in premessa circa le prescrizioni formulate dalla Commissione Edilizia nella seduta del </text:span><text:span text:style-name="T8"><text:database-display text:table-name="" text:table-type="table" text:column-name="DATA_CIE">«DATA_CIE»</text:database-display></text:span><text:span text:style-name="T8">, dall’Azienda sanitaria locale n. 2 del Savonese Ufficio Igiene Pubblica in data * e dal Settore Qualità e Dotazioni Urbane in data * e dal Comando di Polizia Municipale in data;</text:span></text:p>
      <text:p text:style-name="P28">- sia ottemperato a quanto indicato in premessa circa le prescrizioni espresse da: (???????).</text:p>
      <text:p text:style-name="P28">Dette opere dovranno inoltre essere eseguite secondo le modalità e con le cautele indicate nell’indagine geologico-tecnica allegata al presente permesso di costruire. </text:p>
      <text:p text:style-name="P33"><text:span text:style-name="T22">L'esecuzione delle opere </text:span><text:span text:style-name="T25">comporta / non comporta</text:span><text:span text:style-name="T22">  la corresponsione del contributo di costruzione di cui Legge regionale n° 25 del 7 aprile 1995, ai sensi </text:span><text:span text:style-name="T25">dell'art. 38 (o 39 verificare) </text:span><text:span text:style-name="T22">della Legge Regionale. 6 giugno 2008 n. 16 e s.m.i., </text:span><text:span text:style-name="T25">come di seguito determinati</text:span><text:span text:style-name="T22">:</text:span></text:p>
      <text:p text:style-name="P28">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11">a) quota interesse esclusivo operatore (B1):</text:p>
            <text:p text:style-name="P11"/>
          </table:table-cell>
          <table:table-cell table:style-name="Tabella1.A1" office:value-type="string">
            <text:p text:style-name="P12"><text:database-display text:table-name="" text:table-type="table" text:column-name="ONERI_B1">«ONERI_B1»</text:database-display></text:p>
          </table:table-cell>
        </table:table-row>
        <table:table-row table:style-name="Tabella1.1">
          <table:table-cell table:style-name="Tabella1.A1" office:value-type="string">
            <text:p text:style-name="P11">b) quota di interesse generale (B2): </text:p>
            <text:p text:style-name="P11"/>
          </table:table-cell>
          <table:table-cell table:style-name="Tabella1.A1" office:value-type="string">
            <text:p text:style-name="P12"><text:database-display text:table-name="" text:table-type="table" text:column-name="ONERI_B2">«ONERI_B2»</text:database-display></text:p>
          </table:table-cell>
        </table:table-row>
        <table:table-row table:style-name="Tabella1.1">
          <table:table-cell table:style-name="Tabella1.A1" office:value-type="string">
            <text:p text:style-name="P12">complessivamente</text:p>
          </table:table-cell>
          <table:table-cell table:style-name="Tabella1.A1" office:value-type="string">
            <text:p text:style-name="P12"><text:database-display text:table-name="" text:table-type="table" text:column-name="ONERI_B1B2">«ONERI_B1B2»</text:database-display></text:p>
          </table:table-cell>
        </table:table-row>
        <table:table-row table:style-name="Tabella1.1">
          <table:table-cell table:style-name="Tabella1.A1" office:value-type="string">
            <text:p text:style-name="P10"/>
          </table:table-cell>
          <table:table-cell table:style-name="Tabella1.A1" office:value-type="string">
            <text:p text:style-name="P13"/>
          </table:table-cell>
        </table:table-row>
      </table:table>
      <text:p text:style-name="P22"><text:span text:style-name="T8">2) quota di contributo di cui all'art. 2, comma 1, lett. b) della Legge Regionale del 7 aprile 1995 n° 25 pari a </text:span><text:span text:style-name="T8"><text:database-display text:table-name="" text:table-type="table" text:column-name="ONERI_CC">«ONERI_CC»</text:database-display></text:span></text:p>
      <text:p text:style-name="P22"><text:soft-page-break/><text:span text:style-name="T24">Inoltre è necessario corrispondere la somma <text:s/></text:span><text:span text:style-name="T24"><text:database-display text:table-name="" text:table-type="table" text:column-name="ONERI_ALTRI">«ONERI_ALTRI»</text:database-display></text:span><text:span text:style-name="T24"> <text:s/>quale monetizzazione dei posti auto e/o delle aree a verde non reperibili, comprensiva del valore dell’area e delle opere necessarie alla loro realizzazione;</text:span></text:p>
      <text:p text:style-name="P22"><text:span text:style-name="T18">Tali importi dovranno essere versati alla Civica Tesoreria del Comune di Savona entro e non oltre 30 giorni dalla data di ricevimento dell’avviso di rilascio del presente permesso di costruire e comunque prima della notifica dello stesso.</text:span><text:span text:style-name="T19"> </text:span></text:p>
      <text:p text:style-name="P28">(??????) in caso di rateizzazione eliminare parte soprastante in giallo e scrivi :</text:p>
      <text:p text:style-name="P22"><text:span text:style-name="T19">Tali importi, la cui somma ammonta a </text:span><text:span text:style-name="T19"><text:database-display text:table-name="" text:table-type="table" text:column-name="ONERI_TOTALE">«ONERI_TOTALE»</text:database-display></text:span><text:span text:style-name="T19">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4">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5">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14">I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text:span><text:span text:style-name="T8">sei mesi dalla data del rilascio del permesso di costruire</text:span></text:p>
          </table:table-cell>
        </table:table-row>
        <table:table-row table:style-name="Tabella2.1">
          <table:table-cell table:style-name="Tabella2.A1" office:value-type="string">
            <text:p text:style-name="P14">II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text:span><text:span text:style-name="T8">12 mesi dalla data del rilascio del permesso di costruire</text:span></text:p>
          </table:table-cell>
        </table:table-row>
        <table:table-row table:style-name="Tabella2.1">
          <table:table-cell table:style-name="Tabella2.A1" office:value-type="string">
            <text:p text:style-name="P14">IV</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18</text:span><text:span text:style-name="T8"> mesi dalla data del rilascio del permesso di costruire</text:span></text:p>
          </table:table-cell>
        </table:table-row>
      </table:table>
      <text:p text:style-name="P28"/>
      <text:p text:style-name="P28">Le somme di cui sopra dovranno essere comunque interamente versate al momento della comunicazione di ultimazione dei lavori e/o di richiesta di abitabilità qualora ciò avvenga in data antecedente alle scadenze fissate.</text:p>
      <text:p text:style-name="P31">I lavori dovranno essere iniziati entro un anno dalla data di ricevimento dell’avviso di avvenuto rilascio del presente permesso di costruire.</text:p>
      <text:p text:style-name="P34">ADEMPIMENTI PRECEDENTI ALL'INIZIO DEI LAVORI</text:p>
      <text:p text:style-name="P35">Prima dell'inizio dei lavori il titolare del permesso di costruire dovrà:</text:p>
      <text:p text:style-name="P35"><text:soft-page-break/>1) chiedere ed ottenere da parte del Comune il prescritto assenso per le opere di urbanizzazione che il titolare stesso si è impegnato ad eseguire direttamente con l'atto rogato dal notaio * citato in premessa;</text:p>
      <text:p text:style-name="P33"><text:span text:style-name="T11">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p>
      <text:p text:style-name="P33"><text:span text:style-name="T11">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span></text:p>
      <text:p text:style-name="P33"><text:span text:style-name="T11">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text:span><text:soft-page-break/><text:span text:style-name="T11">adempimenti di legge ivi indicati è sospesa l’efficacia del titolo abilitativo, ciò anche in caso di variazione dell’impresa esecutrice dei lavori;</text:span></text:p>
      <text:p text:style-name="P35">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text:span text:style-name="T11">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p>
      <text:p text:style-name="P33"><text:span text:style-name="T32"><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p>
      <text:p text:style-name="P35">8) depositare, il presente provvedimento con i relativi allegati nel cantiere di lavoro sino ad avvenuta ultimazione dell'opera, a disposizione degli organi di controllo;</text:p>
      <text:p text:style-name="P35"><text:soft-page-break/>9) notificare gli estremi del permesso di costruire alle aziende erogatrici di pubblici servizi (energia elettrica, telefono, gas, acqua) a cui si fa richiesta per allacciamenti provvisori o riferiti all'attività di cantiere o di impianti particolari;</text:p>
      <text:p text:style-name="P33"><text:span text:style-name="T11">10) provvedere al versamento dei materiali provenienti da scavi e/o demolizioni esclusivamente in discariche pubbliche o private, regolarmente autorizzate e previo espletamento delle relative pratiche a termini delle vigenti normative in materia;</text:span></text:p>
      <text:p text:style-name="P22"><text:span text:style-name="T27">11) SE OCCORRE effettuare i riempimenti ed i riporti con materiali idonei previo </text:span><text:span text:style-name="T26">espletamento della procedura presso ARPAL per il riutilizzo delle terre e rocce da scavo ai sensi della normativa vigente (D.M. 161/12 e D.L. 69/13 conv. nella L. 98/13 – DGR 15.11.13 n. 1423</text:span></text:p>
      <text:p text:style-name="P33"><text:span text:style-name="T11">12) trasmettere, prima dell’inizio dei lavori all’Azienda sanitaria locale ed all’Ispettorato Provinciale del Lavoro quanto previsto dalla legislazione vigente in materia di sicurezza e salute nei luoghi di lavoro;</text:span></text:p>
      <text:p text:style-name="P33"><text:span text:style-name="T11">13) richiedere le prescritte autorizzazioni di competenza degli organi ed uffici preposti per lo smaltimento ed allontanamento delle acque bianche e nere previa presentazione del relativo progetto;</text:span></text:p>
      <text:p text:style-name="P33"><text:span text:style-name="T11">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p>
      <text:p text:style-name="P33"><text:span text:style-name="T11">15) chiedere ed ottenere dai competenti uffici le autorizzazioni e/o concessioni per gli eventuali accessi carrai, manomissioni, ripristini e/o occupazioni del suolo pubblico.</text:span></text:p>
      <text:p text:style-name="P34">ADEMPIMENTI NEL CORSO DEI LAVORI</text:p>
      <text:p text:style-name="P35">Durante l'esecuzione dei lavori il titolare del permesso di costruire dovrà:</text:p>
      <text:p text:style-name="P35">1) realizzare le opere a perfetta regola d'arte ed in conformità alle vigenti norme delle leggi e dei regolamenti, agli elaborati di progetto ed alle prescrizioni e modalità esecutive contenute nel <text:soft-page-break/>presente permesso di costruire, osservando le cautele necessarie ad evitare danni alle persone e/o cose ed eventuali inquinamenti ambientali;</text:p>
      <text:p text:style-name="P33"><text:span text:style-name="T11">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span></text:p>
      <text:p text:style-name="P33"><text:span text:style-name="T11">3) richiedere all'Ufficio comunale competente (Settore Pianificazione Territoriale - Sportello Unico per l'Edilizia) le seguenti visite ordinarie:</text:span></text:p>
      <text:p text:style-name="P35">- all'ultimazione dei lavori relativi alle opere contenute al disotto del piano stradale o di campagna;</text:p>
      <text:p text:style-name="P35">- all'ultimazione dei lavori relativi alle strutture portanti del fabbricato;</text:p>
      <text:p text:style-name="P33"><text:span text:style-name="T11">- prima dell'inizio delle eventuali tinteggiature e/o finiture delle pareti ed elementi a vista per le scelte cromatiche e tipologiche previa campionatura in sito delle tinte da eseguirsi;</text:span></text:p>
      <text:p text:style-name="P35">4) richiedere tempestivamente, nel caso si manifesti in corso d'opera la necessità di introdurre modifiche al progetto, l'approvazione di un progetto di variante;</text:p>
      <text:p text:style-name="P33"><text:span text:style-name="T11">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p>
      <text:p text:style-name="P35">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33"><text:soft-page-break/><text:span text:style-name="T20">I lavori relativi alle opere previste nel presente provvedimento dovranno essere ultimati entro tre anni dalla data di inizio,</text:span><text:span text:style-name="T31"> </text:span><text:span text:style-name="T11">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44">ADEMPIMENTI SUCCESSIVI ALLA CONCLUSIONE DEI LAVORI</text:p>
      <text:p text:style-name="P33"><text:span text:style-name="T11">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p>
      <text:p text:style-name="P35">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35">2) copia o estremi dell'autorizzazione allo smaltimento dei liquami fognatizi (acque bianche e nere) rilasciata dall'organo competente; </text:p>
      <text:p text:style-name="P35">3) documentazione comprovante l'avvenuto allacciamento ai pubblici servizi;</text:p>
      <text:p text:style-name="P35">4) certificato di esecuzione a regola d'arte di tutte le opere realizzate ai fini della stabilità, della sicurezza ed incolumità pubblica e privata, redatto e firmato dal Direttore dei lavori;</text:p>
      <text:p text:style-name="P33"><text:span text:style-name="T11">5) dichiarazione di conformità delle opere realizzate rispetto al progetto e alle sue eventuali varianti ed alla relazione tecnica di cui alla legge 9 gennaio 1991, n° 10 e s.m.i. <text:s/>asseverati dal Direttore dei lavori ai sensi dell'art. 8, comma 2 del D.lgs 192/05 e s.m.i. e attestato di </text:span><text:soft-page-break/><text:span text:style-name="T11">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span></text:p>
      <text:p text:style-name="P33"><text:span text:style-name="T11">6) dichiarazioni di conformità degli impianti realizzati o modificati e relativi allegati obbligatori rilasciate dalle imprese installatrici ai sensi dell’art. 7 del <text:s/>D.M. 22.01.2008 n. 37;</text:span></text:p>
      <text:p text:style-name="P35">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33"><text:span text:style-name="T11">8) documentazione attestante la conformità delle opere alle disposizioni in materia di accessibilità e superamento delle barriere architettoniche di cui alla Parte II Capo III del D.P.R. 380/2001 e s.m.i. <text:s/>e della Legge regionale 15/1989 e s.m.i.;</text:span></text:p>
      <text:p text:style-name="P35">9) eventuali atti di vincolo prescritti nel permesso di costruire o nei relativi atti di convenzione.</text:p>
      <text:p text:style-name="P33"><text:span text:style-name="T4">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span></text:p>
      <text:p text:style-name="P35">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33"><text:soft-page-break/><text:span text:style-name="T11">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span></text:p>
      <text:p text:style-name="P35">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35">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35">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35">6) copia o estremi, ove occorra, dell'istanza di attribuzione del numero civico per edifici oggetto di permesso di costruire rilasciata dal competente ufficio Toponomastica;</text:p>
      <text:p text:style-name="P35">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35"><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35">La vigilanza delle opere sarà esercitata ai sensi delle norme di cui al Titolo IV della Parte I della L.R. 6 giugno 2008, n° 16 e s.m.i. a mezzo di funzionari ed agenti comunali e di ogni altro strumento di controllo che si riterrà utile adottare.</text:p>
      <text:p text:style-name="P35">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35">L'entrata in vigore di nuove previsioni urbanistiche con le quali il permesso di costruire sia in contrasto, comporta decadenza dello stesso, salvo che i lavori siano stati iniziati e vengano completati entro tre anni dalla data di inizio.</text:p>
      <text:p text:style-name="P35">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3"><text:span text:style-name="T20">Il presente permesso di costruire sarà notificato all'interessato a mezzo dei messi comunali</text:span><text:span text:style-name="T11">.</text:span></text:p>
      <text:p text:style-name="P35">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5"><text:soft-page-break/>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3"><text:span text:style-name="T11">Del rilascio del presente permesso di costruire sarà data notizia al pubblico nei modi prescritti dall'ottavo comma del comma 7 dell’art. 20 del D.P.R. 6 giugno 2001, n° 380 e s.m.i. e del comma 9 dell’art. 31 della L.R. 6 giugno 2008 n. 16 e s.m.i.</text:span></text:p>
      <text:p text:style-name="P33"><text:span text:style-name="T11">Avverso il presente provvedimento può</text:span><text:span text:style-name="T31"> </text:span><text:span text:style-name="T11">essere opposto ricorso davanti al competente T.A.R. entro 60 giorni dalla notifica della presente ovvero ricorso straordinario al Capo dello Stato entro 120 giorni dalla stessa data.</text:span></text:p>
      <text:p text:style-name="P35">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7"> </text:p>
          </table:table-cell>
          <table:table-cell table:style-name="Tabella3.A1" office:value-type="string">
            <text:p text:style-name="P36">Il Dirigente</text:p>
            <text:p text:style-name="P39"><text:span text:style-name="T11">Arch.</text:span><text:span text:style-name="T31"> </text:span><text:span text:style-name="T11">Giovanna Macario</text:span></text:p>
          </table:table-cell>
        </table:table-row>
      </table:table>
      <text:p text:style-name="P1"> </text:p>
      <text:p text:style-name="P38"> </text:p>
      <text:p text:style-name="P40">COMUNE DI SAVONA</text:p>
      <text:p text:style-name="P4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42"><text:s text:c="5"/>per ricevuta <text:s text:c="58"/>il Messo comunale</text:p>
      <text:p text:style-name="P42"/>
      <text:p text:style-name="P42">__________________<text:tab/><text:tab/><text:tab/> <text:s text:c="7"/>­­­­­­­­­­­­_____________________</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left="11.74cm" fo:margin-right="0.499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fo:keep-together="auto"/>
    </style:style>
    <style:style style:name="Tabella5.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5.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text-properties fo:font-size="7pt" style:letter-kerning="true" style:font-size-asian="7pt" style:language-asian="ar" style:country-asian="SA" style:font-size-complex="7pt" style:font-weight-complex="bold"/>
    </style:style>
    <style:style style:name="MP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3" style:family="paragraph" style:parent-style-name="Standard">
      <style:paragraph-properties fo:text-align="justify" style:justify-single-word="false"/>
      <style:text-properties fo:font-size="16pt" fo:font-style="italic" style:font-size-asian="16pt" style:font-style-asian="italic"/>
    </style:style>
    <style:style style:name="MP4" style:family="paragraph" style:parent-style-name="Heading_20_2">
      <style:paragraph-properties fo:margin-left="0cm" fo:margin-right="0.499cm" fo:text-align="start" style:justify-single-word="false" fo:text-indent="0cm" style:auto-text-indent="false"/>
      <style:text-properties fo:font-size="12pt" fo:font-style="italic" fo:font-weight="normal" style:font-size-asian="12pt" style:font-style-asian="italic" style:font-weight-asian="normal" style:font-size-complex="12pt" style:font-weight-complex="bold"/>
    </style:style>
    <style:style style:name="MP5" style:family="paragraph" style:parent-style-name="Standard">
      <style:paragraph-properties fo:text-align="justify" style:justify-single-word="false"/>
      <style:text-properties fo:font-size="14pt" fo:font-style="italic" style:font-size-asian="14pt" style:font-style-asian="italic"/>
    </style:style>
    <style:style style:name="MP6" style:family="paragraph" style:parent-style-name="Footer">
      <style:paragraph-properties fo:text-align="center" style:justify-single-word="false"/>
    </style:style>
    <style:style style:name="MP7" style:family="paragraph" style:parent-style-name="Footer">
      <style:paragraph-properties fo:text-align="center" style:justify-single-word="false"/>
      <style:text-properties officeooo:rsid="000cd1a3" officeooo:paragraph-rsid="000cd1a3"/>
    </style:style>
    <style:style style:name="MP8"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3"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11.282cm" svg:y="0.312cm" svg:width="4.258cm" svg:height="2.565cm" draw:z-index="1"><draw:text-box><text:p text:style-name="MP1">IMPOSTA DI BOLLO ASSOLTA IN MODO VIRTUALE </text:p><text:p text:style-name="MP1">GIUSTA AUTORIZZAZIONE DEL DIRETTORE TERRITORIALE DELL'UFFICIO DI SAVONA </text:p><text:p text:style-name="MP1">DEL 03/01/2013 – PROT. 96/2013</text:p></draw:text-box></draw:frame><draw:frame draw:style-name="Mfr2" draw:name="Cornice2" text:anchor-type="char" svg:x="2.316cm" svg:y="0.275cm" svg:width="8.767cm" svg:height="3.558cm" draw:z-index="0"><draw:text-box><text:p text:style-name="MP2">Comune di Savona</text:p><text:p text:style-name="MP3">Settore Pianificazione Territoriale</text:p><text:h text:style-name="MP4" text:outline-level="2">Sportello Unico per l’Edilizia</text:h><text:p text:style-name="MP5"/></draw:text-box></draw:frame><draw:frame draw:style-name="Mfr3" draw:name="Oggetto1" text:anchor-type="as-char" svg:width="2.178cm" svg:height="3.117cm" draw:z-index="2"><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
      </style:header-left>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6">ISTRUTTORE TECNICO</text:p>
              <text:p text:style-name="MP6"><text:database-display text:table-name="" text:table-type="table" text:column-name="TECNICO_RESPONS">«TECNICO_RESPONS»</text:database-display></text:p>
              <text:p text:style-name="MP6"/>
              <text:p text:style-name="MP6"/>
            </table:table-cell>
            <table:table-cell table:style-name="Tabella5.A1" office:value-type="string">
              <text:p text:style-name="MP6">RESPONSABILE DEL PROCEDIMENTO</text:p>
              <text:p text:style-name="MP6">Geom. Ivo Maffioli</text:p>
            </table:table-cell>
            <table:table-cell table:style-name="Tabella5.C1" office:value-type="string">
              <text:p text:style-name="MP6">DIRIGENTE</text:p>
              <text:p text:style-name="MP6"/>
              <text:p text:style-name="MP6">Arch. Giovanna Macario</text:p>
            </table:table-cell>
          </table:table-row>
        </table:table>
        <text:p text:style-name="Footer"><text:s text:c="94"/>file:<text:file-name text:display="full">C:\Users\Claudio\Desktop\savona_modelli\PERMESSO DI COSTRUIRE\PERMESSO PER COSTRUIRE sanatoria art 49.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8</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6">ISTRUTTORE TECNICO</text:p>
              <text:p text:style-name="MP7">[istruttore_tecnico]</text:p>
              <text:p text:style-name="MP6"/>
              <text:p text:style-name="MP6"/>
            </table:table-cell>
            <table:table-cell table:style-name="Tabella4.A1" office:value-type="string">
              <text:p text:style-name="MP6">RESPONSABILE DEL PROCEDIMENTO</text:p>
              <text:p text:style-name="MP6">Geom. Ivo Maffioli</text:p>
            </table:table-cell>
            <table:table-cell table:style-name="Tabella4.C1" office:value-type="string">
              <text:p text:style-name="MP6">DIRIGENTE</text:p>
              <text:p text:style-name="MP6"/>
              <text:p text:style-name="MP6">Arch. Giovanna Macario</text:p>
            </table:table-cell>
          </table:table-row>
        </table:table>
        <text:p text:style-name="Footer"><text:span text:style-name="Page_20_Number">ultimazione documento: <text:s text:c="28"/>f</text:span>ile:<text:file-name text:display="full">C:\Users\Claudio\Desktop\savona_modelli\PERMESSO DI COSTRUIRE\PERMESSO PER COSTRUIRE sanatoria art 49.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8</text:page-count></text:span></text:p>
      </style:footer-first>
      <style:footer-left style:display="false">
        <text:p text:style-name="MP8"><text:s text:c="97"/>file:<text:file-name text:display="full">C:\Users\Claudio\Desktop\savona_modelli\PERMESSO DI COSTRUIRE\PERMESSO PER COSTRUIRE sanatoria art 49.odt</text:file-name><text:tab/><text:tab/><text:tab/></text:p>
        <text:p text:style-name="Footer"><text:tab/> <text:s text:c="144"/>Pagina <text:span text:style-name="Page_20_Number"><text:page-number text:select-page="current">18</text:page-number></text:span><text:span text:style-name="Page_20_Number"> di </text:span><text:span text:style-name="Page_20_Number"><text:page-count style:num-format="1">18</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51:03.100000000</meta:creation-date>
    <dc:date>2014-04-18T18:02:31.612000000</dc:date>
    <meta:print-date>2003-07-01T13:04:00</meta:print-date>
    <meta:editing-cycles>12</meta:editing-cycles>
    <meta:editing-duration>PT12M</meta:editing-duration>
    <meta:generator>LibreOffice/4.1.4.2$Windows_x86 LibreOffice_project/0a0440ccc0227ad9829de5f46be37cfb6edcf72</meta:generator>
    <meta:document-statistic meta:table-count="5" meta:image-count="0" meta:object-count="1" meta:page-count="18" meta:paragraph-count="215" meta:word-count="5009" meta:character-count="34266" meta:non-whitespace-character-count="28656"/>
  </office:meta>
</office:document-meta>
</file>